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Heading_20_4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" style:family="text">
      <style:text-properties officeooo:rsid="001c05f1"/>
    </style:style>
    <style:style style:name="T2" style:family="text">
      <style:text-properties officeooo:rsid="001dd09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officeooo:rsid="001f8586"/>
    </style:style>
    <style:style style:name="T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8" style:family="text">
      <style:text-properties officeooo:rsid="00203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abr.com/ru/articles/880230/" text:style-name="Internet_20_link" text:visited-style-name="Visited_20_Internet_20_Link">https://habr.com/ru/articles/880230/</text:a> <text:s text:c="7"/><text:tab/><text:tab/><text:tab/>AI, FreeRTOS и Linux в кармане: возможности LicheeRV Nano</text:p>
      <text:p text:style-name="P1"/>
      <text:p text:style-name="P1"><text:a xlink:type="simple" xlink:href="https://wiki.sipeed.com/hardware/en/lichee/RV_Nano/1_intro.html" text:style-name="Internet_20_link" text:visited-style-name="Visited_20_Internet_20_Link">https://wiki.sipeed.com/hardware/en/lichee/RV_Nano/1_intro.html</text:a> <text:s text:c="3"/>LicheeRV Nano</text:p>
      <text:p text:style-name="P1"/>
      <text:p text:style-name="P1"><text:a xlink:type="simple" xlink:href="https://wiki.sipeed.com/hardware/en/lichee/RV/ubuntu.html" text:style-name="Internet_20_link" text:visited-style-name="Visited_20_Internet_20_Link">https://wiki.sipeed.com/hardware/en/lichee/RV/ubuntu.html</text:a> <text:s text:c="9"/>LicheeRV ubuntu</text:p>
      <text:p text:style-name="P1"/>
      <text:p text:style-name="P1"><text:a xlink:type="simple" xlink:href="https://github.com/ret7020/sipeed_wiki/tree/main/docs/hardware/en/lichee/RV_Nano" text:style-name="Internet_20_link" text:visited-style-name="Visited_20_Internet_20_Link">https://github.com/ret7020/sipeed_wiki/tree/main/docs/hardware/en/lichee/RV_Nano</text:a> <text:s/><text:span text:style-name="T2">Все</text:span></text:p>
      <text:p text:style-name="P1"/>
      <text:p text:style-name="P1"><text:a xlink:type="simple" xlink:href="https://github.com/ret7020/sipeed_wiki/blob/main/docs/hardware/en/lichee/RV_Nano/3_images.md" text:style-name="Internet_20_link" text:visited-style-name="Visited_20_Internet_20_Link">https://github.com/ret7020/sipeed_wiki/blob/main/docs/hardware/en/lichee/RV_Nano/3_images.md</text:a> <text:s text:c="2"/><text:span text:style-name="T6">Образы</text:span></text:p>
      <text:p text:style-name="P1"/>
      <text:h text:style-name="P2" text:outline-level="4">Установка ОС</text:h>
      <text:p text:style-name="Text_20_body"><text:span text:style-name="T4">Официальный buildroot образ можно скачать из релизов в </text:span><text:a xlink:type="simple" xlink:href="https://github.com/sipeed/LicheeRV-Nano-Build/releases" office:target-frame-name="_blank" xlink:show="new" text:style-name="Internet_20_link" text:visited-style-name="Visited_20_Internet_20_Link"><text:span text:style-name="T5">GitHub репозитории</text:span></text:a><text:span text:style-name="T4">. Я использовал версию </text:span><text:a xlink:type="simple" xlink:href="https://github.com/sipeed/LicheeRV-Nano-Build/releases/tag/20241021" office:target-frame-name="_blank" xlink:show="new" text:style-name="Internet_20_link" text:visited-style-name="Visited_20_Internet_20_Link"><text:span text:style-name="Strong_20_Emphasis"><text:span text:style-name="T5">20241021</text:span></text:span></text:a><text:span text:style-name="T4"> </text:span><text:span text:style-name="Emphasis"><text:span text:style-name="T4">(все примеры также были протестированы на более свежей версии - </text:span></text:span><text:a xlink:type="simple" xlink:href="https://github.com/sipeed/LicheeRV-Nano-Build/releases/tag/20250114" office:target-frame-name="_blank" xlink:show="new" text:style-name="Internet_20_link" text:visited-style-name="Visited_20_Internet_20_Link"><text:span text:style-name="Strong_20_Emphasis"><text:span text:style-name="Emphasis"><text:span text:style-name="T5">20250114</text:span></text:span></text:span></text:a><text:span text:style-name="Emphasis"><text:span text:style-name="T4">)</text:span></text:span><text:span text:style-name="T4">. Также под плату есть экспериментальный образ на базе </text:span><text:span text:style-name="Strong_20_Emphasis"><text:span text:style-name="T4">Debian</text:span></text:span><text:span text:style-name="T4">, но в нём отсутствуют драйвера под </text:span><text:span text:style-name="Strong_20_Emphasis"><text:span text:style-name="T4">NPU</text:span></text:span><text:span text:style-name="T4"> и </text:span><text:span text:style-name="Strong_20_Emphasis"><text:span text:style-name="T4">CSI камеру</text:span></text:span><text:span text:style-name="T4">. </text:span></text:p>
      <text:p text:style-name="Text_20_body"><text:span text:style-name="T7">В статье будет использоваться </text:span><text:span text:style-name="Strong_20_Emphasis"><text:span text:style-name="T7">Buildroot</text:span></text:span><text:span text:style-name="T7"> образ, так как его легко конфигурировать и можно считать стандартом для Embedded Linux.</text:span></text:p>
      <text:p text:style-name="Text_20_body"><text:span text:style-name="T7">Загрузка операционной системы происходит с SD карты. Записать на неё образ из под Linux’а можно с помощью </text:span><text:span text:style-name="Strong_20_Emphasis"><text:span text:style-name="T7">dd</text:span></text:span><text:span text:style-name="T7">:</text:span></text:p>
      <text:p text:style-name="P4"><text:span text:style-name="Source_20_Text"><text:span text:style-name="T7">xzcat "НАЗВАНИЕ.img.xz" | sudo dd of=/dev/sdX conv=sync status=progress</text:span></text:span></text:p>
      <text:p text:style-name="P6">Если архив с образом распакован, то команда примерно такая же:</text:p>
      <text:p text:style-name="P4"><text:span text:style-name="Source_20_Text"><text:span text:style-name="T7">cat "НАЗВАНИЕ.img" | sudo dd of=/dev/sdX conv=sync status=progress</text:span></text:span></text:p>
      <text:p text:style-name="Text_20_body"><text:span text:style-name="T7">Вместо </text:span><text:span text:style-name="Strong_20_Emphasis"><text:span text:style-name="T7">/dev/sdX</text:span></text:span><text:span text:style-name="T7"> подставляйте путь к вашей SD карте, она должна быть полностью отформатирована с таблицей разделов </text:span><text:span text:style-name="Strong_20_Emphasis"><text:span text:style-name="T7">MBR</text:span></text:span><text:span text:style-name="T7"> (</text:span><text:span text:style-name="Emphasis"><text:span text:style-name="T7">msdos</text:span></text:span><text:span text:style-name="T7">), </text:span><text:span text:style-name="Strong_20_Emphasis"><text:span text:style-name="T7">без разделов</text:span></text:span><text:span text:style-name="T7"> </text:span><text:span text:style-name="Emphasis"><text:span text:style-name="T7">(без файловой системы, только неразмеченное пространство)</text:span></text:span><text:span text:style-name="T7">.</text:span></text:p>
      <text:p text:style-name="Text_20_body"><text:span text:style-name="T7">На Windows можете использовать </text:span><text:span text:style-name="Strong_20_Emphasis"><text:span text:style-name="T7">Rufus</text:span></text:span><text:span text:style-name="T7"> или </text:span><text:span text:style-name="Strong_20_Emphasis"><text:span text:style-name="T7">Balena Etcher</text:span></text:span><text:span text:style-name="T7">.</text:span></text:p>
      <text:p text:style-name="Text_20_body"><text:span text:style-name="T7">У меня плата с WiFi модулем, поэтому сразу после прошивки образа можно сконфигурировать данные для подключения к </text:span><text:span text:style-name="Strong_20_Emphasis"><text:span text:style-name="T7">WiFi сети</text:span></text:span><text:span text:style-name="T7">, чтобы подключаться по ssh </text:span><text:span text:style-name="Emphasis"><text:span text:style-name="T7">(он стартует автоматически)</text:span></text:span><text:span text:style-name="T7">. </text:span></text:p>
      <text:p text:style-name="Text_20_body"><text:span text:style-name="T7">Для этого примонтируйте раздел </text:span><text:span text:style-name="Emphasis"><text:span text:style-name="T7">rootfs</text:span></text:span><text:span text:style-name="T7"> (после прошивки SD карты на ней будет два раздела: </text:span><text:span text:style-name="Emphasis"><text:span text:style-name="T7">boot</text:span></text:span><text:span text:style-name="T7"> и </text:span><text:span text:style-name="Emphasis"><text:span text:style-name="T7">rootfs</text:span></text:span><text:span text:style-name="T7">) и отредактируйте файл </text:span><text:span text:style-name="Strong_20_Emphasis"><text:span text:style-name="T7">/etc/wpa_supplicant.conf</text:span></text:span><text:span text:style-name="T7"> следующим образом:</text:span></text:p>
      <text:p text:style-name="Preformatted_20_Text"><text:span text:style-name="Source_20_Text"><text:span text:style-name="T7">ctrl_interface=/var/run/wpa_supplicant</text:span></text:span></text:p>
      <text:p text:style-name="Preformatted_20_Text"><text:span text:style-name="Source_20_Text"><text:span text:style-name="T7">ap_scan=1</text:span></text:span></text:p>
      <text:p text:style-name="Preformatted_20_Text"><text:span text:style-name="Source_20_Text"><text:span text:style-name="T7">network={</text:span></text:span></text:p>
      <text:p text:style-name="Preformatted_20_Text"><text:span text:style-name="Source_20_Text"><text:span text:style-name="T7"><text:s text:c="2"/>ssid="NAME"</text:span></text:span></text:p>
      <text:p text:style-name="Preformatted_20_Text"><text:span text:style-name="Source_20_Text"><text:span text:style-name="T7"><text:s text:c="2"/>psk="PASSWORD"</text:span></text:span></text:p>
      <text:p text:style-name="P4"><text:span text:style-name="Source_20_Text"><text:span text:style-name="T7">}</text:span></text:span></text:p>
      <text:p text:style-name="Text_20_body"><text:soft-page-break/><text:span text:style-name="T7">Замените </text:span><text:span text:style-name="Strong_20_Emphasis"><text:span text:style-name="T7">NAME </text:span></text:span><text:span text:style-name="T7">и </text:span><text:span text:style-name="Strong_20_Emphasis"><text:span text:style-name="T7">PASSWORD </text:span></text:span><text:span text:style-name="T7">на данные от своей сети. </text:span></text:p>
      <text:p text:style-name="P1">Чтобы найти устройство в локальной сети, можно воспользоваться nmap (или любым другим сканером):</text:p>
      <text:p text:style-name="P1"/>
      <text:p text:style-name="P1"># поиск всех активных устройств в сети</text:p>
      <text:p text:style-name="P1">sudo nmap -sN 192.168.1.0/24</text:p>
      <text:p text:style-name="P1"/>
      <text:p text:style-name="P1"># или сразу поиск по открытому 22 порту</text:p>
      <text:p text:style-name="P1">nmap -sV -p 22 192.168.1.0/24</text:p>
      <text:p text:style-name="P1"/>
      <text:p text:style-name="P1">Теперь можно подключаться через ssh (по умолчанию имя пользователя и пароль - root).</text:p>
      <text:p text:style-name="P1"/>
      <text:p text:style-name="P5">ssh root@192.168.1<text:span text:style-name="T8">00</text:span>.<text:span text:style-name="T8">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6-20T14:11:19.073951392</dc:date>
    <meta:editing-duration>PT2H43M54S</meta:editing-duration>
    <meta:editing-cycles>15</meta:editing-cycles>
    <meta:document-statistic meta:table-count="0" meta:image-count="0" meta:object-count="0" meta:page-count="2" meta:paragraph-count="30" meta:word-count="278" meta:character-count="2266" meta:non-whitespace-character-count="1986"/>
  </office:meta>
</office:document-meta>
</file>